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ela13" style:family="table">
      <style:table-properties style:width="9.359cm" table:align="right"/>
    </style:style>
    <style:style style:name="Tabela13.A" style:family="table-column">
      <style:table-column-properties style:column-width="9.359cm"/>
    </style:style>
    <style:style style:name="Tabela13.A1" style:family="table-cell">
      <style:table-cell-properties fo:padding="0.097cm" fo:border="0.5pt solid #000000"/>
    </style:style>
    <style:style style:name="Tabela1" style:family="table">
      <style:table-properties style:width="13.46cm" table:align="right"/>
    </style:style>
    <style:style style:name="Tabela1.A" style:family="table-column">
      <style:table-column-properties style:column-width="2.133cm"/>
    </style:style>
    <style:style style:name="Tabela1.B" style:family="table-column">
      <style:table-column-properties style:column-width="2.663cm"/>
    </style:style>
    <style:style style:name="Tabela1.C" style:family="table-column">
      <style:table-column-properties style:column-width="8.664cm"/>
    </style:style>
    <style:style style:name="Tabela1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C1" style:family="table-cell">
      <style:table-cell-properties fo:background-color="#ffbf00" fo:padding="0.097cm" fo:border="0.5pt solid #000000">
        <style:background-image/>
      </style:table-cell-properties>
    </style:style>
    <style:style style:name="Tabela1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" style:family="table">
      <style:table-properties style:width="10.518cm" table:align="right"/>
    </style:style>
    <style:style style:name="Tabela11.A" style:family="table-column">
      <style:table-column-properties style:column-width="10.518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1.393cm" table:align="right"/>
    </style:style>
    <style:style style:name="Tabela12.A" style:family="table-column">
      <style:table-column-properties style:column-width="11.393cm"/>
    </style:style>
    <style:style style:name="Tabela12.A1" style:family="table-cell">
      <style:table-cell-properties fo:padding="0.097cm" fo:border="0.5pt solid #000000"/>
    </style:style>
    <style:style style:name="Tabela7" style:family="table">
      <style:table-properties style:width="13.693cm" fo:margin-left="3.771cm" table:align="left"/>
    </style:style>
    <style:style style:name="Tabela7.A" style:family="table-column">
      <style:table-column-properties style:column-width="1.901cm"/>
    </style:style>
    <style:style style:name="Tabela7.B" style:family="table-column">
      <style:table-column-properties style:column-width="3.193cm"/>
    </style:style>
    <style:style style:name="Tabela7.C" style:family="table-column">
      <style:table-column-properties style:column-width="8.599cm"/>
    </style:style>
    <style:style style:name="Tabela7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7.C1" style:family="table-cell">
      <style:table-cell-properties fo:background-color="#ffbf00" fo:padding="0.097cm" fo:border="0.5pt solid #000000">
        <style:background-image/>
      </style:table-cell-properties>
    </style:style>
    <style:style style:name="Tabela7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" style:family="table">
      <style:table-properties style:width="12.734cm" table:align="right"/>
    </style:style>
    <style:style style:name="Tabela8.A" style:family="table-column">
      <style:table-column-properties style:column-width="12.734cm"/>
    </style:style>
    <style:style style:name="Tabela8.A1" style:family="table-cell">
      <style:table-cell-properties fo:padding="0.097cm" fo:border="0.5pt solid #000000"/>
    </style:style>
    <style:style style:name="Tabela2" style:family="table">
      <style:table-properties style:width="13.46cm" table:align="right"/>
    </style:style>
    <style:style style:name="Tabela2.A" style:family="table-column">
      <style:table-column-properties style:column-width="2.133cm"/>
    </style:style>
    <style:style style:name="Tabela2.B" style:family="table-column">
      <style:table-column-properties style:column-width="3.522cm"/>
    </style:style>
    <style:style style:name="Tabela2.C" style:family="table-column">
      <style:table-column-properties style:column-width="7.805cm"/>
    </style:style>
    <style:style style:name="Tabela2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ffbf00" fo:padding="0.097cm" fo:border="0.5pt solid #000000">
        <style:background-image/>
      </style:table-cell-properties>
    </style:style>
    <style:style style:name="Tabela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3.46cm" table:align="right"/>
    </style:style>
    <style:style style:name="Tabela4.A" style:family="table-column">
      <style:table-column-properties style:column-width="2.133cm"/>
    </style:style>
    <style:style style:name="Tabela4.B" style:family="table-column">
      <style:table-column-properties style:column-width="3.522cm"/>
    </style:style>
    <style:style style:name="Tabela4.C" style:family="table-column">
      <style:table-column-properties style:column-width="7.805cm"/>
    </style:style>
    <style:style style:name="Tabela4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C1" style:family="table-cell">
      <style:table-cell-properties fo:background-color="#ffbf00" fo:padding="0.097cm" fo:border="0.5pt solid #000000">
        <style:background-image/>
      </style:table-cell-properties>
    </style:style>
    <style:style style:name="Tabela4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4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" style:family="table">
      <style:table-properties style:width="12.734cm" table:align="right"/>
    </style:style>
    <style:style style:name="Tabela6.A" style:family="table-column">
      <style:table-column-properties style:column-width="12.734cm"/>
    </style:style>
    <style:style style:name="Tabela6.A1" style:family="table-cell">
      <style:table-cell-properties fo:padding="0.097cm" fo:border="0.5pt solid #000000"/>
    </style:style>
    <style:style style:name="Tabela5" style:family="table">
      <style:table-properties style:width="12.684cm" table:align="right"/>
    </style:style>
    <style:style style:name="Tabela5.A" style:family="table-column">
      <style:table-column-properties style:column-width="12.684cm"/>
    </style:style>
    <style:style style:name="Tabela5.A1" style:family="table-cell">
      <style:table-cell-properties fo:padding="0.097cm" fo:border="0.5pt solid #000000"/>
    </style:style>
    <style:style style:name="Tabela9" style:family="table">
      <style:table-properties style:width="13.46cm" table:align="right"/>
    </style:style>
    <style:style style:name="Tabela9.A" style:family="table-column">
      <style:table-column-properties style:column-width="2.133cm"/>
    </style:style>
    <style:style style:name="Tabela9.B" style:family="table-column">
      <style:table-column-properties style:column-width="3.522cm"/>
    </style:style>
    <style:style style:name="Tabela9.C" style:family="table-column">
      <style:table-column-properties style:column-width="7.805cm"/>
    </style:style>
    <style:style style:name="Tabela9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9.C1" style:family="table-cell">
      <style:table-cell-properties fo:background-color="#ffbf00" fo:padding="0.097cm" fo:border="0.5pt solid #000000">
        <style:background-image/>
      </style:table-cell-properties>
    </style:style>
    <style:style style:name="Tabela9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" style:family="table">
      <style:table-properties style:width="10.814cm" table:align="right"/>
    </style:style>
    <style:style style:name="Tabela10.A" style:family="table-column">
      <style:table-column-properties style:column-width="10.814cm"/>
    </style:style>
    <style:style style:name="Tabela10.A1" style:family="table-cell">
      <style:table-cell-properties fo:padding="0.097cm" fo:border="0.5pt solid #000000"/>
    </style:style>
    <style:style style:name="Tabela18" style:family="table">
      <style:table-properties style:width="15.281cm" table:align="right"/>
    </style:style>
    <style:style style:name="Tabela18.A" style:family="table-column">
      <style:table-column-properties style:column-width="3.953cm"/>
    </style:style>
    <style:style style:name="Tabela18.B" style:family="table-column">
      <style:table-column-properties style:column-width="3.655cm"/>
    </style:style>
    <style:style style:name="Tabela18.C" style:family="table-column">
      <style:table-column-properties style:column-width="7.673cm"/>
    </style:style>
    <style:style style:name="Tabela18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8.C1" style:family="table-cell">
      <style:table-cell-properties fo:background-color="#ffbf00" fo:padding="0.097cm" fo:border="0.5pt solid #000000">
        <style:background-image/>
      </style:table-cell-properties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none" fo:border-top="none" fo:border-bottom="0.5pt solid #000000"/>
    </style:style>
    <style:style style:name="Tabela1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A4" style:family="table-cell">
      <style:table-cell-properties fo:padding="0.097cm" fo:border-left="0.5pt solid #000000" fo:border-right="none" fo:border-top="none" fo:border-bottom="0.5pt solid #000000"/>
    </style:style>
    <style:style style:name="Tabela18.B4" style:family="table-cell">
      <style:table-cell-properties fo:padding="0.097cm" fo:border-left="0.5pt solid #000000" fo:border-right="none" fo:border-top="none" fo:border-bottom="0.5pt solid #000000"/>
    </style:style>
    <style:style style:name="Tabela1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5.281cm" table:align="right"/>
    </style:style>
    <style:style style:name="Tabela16.A" style:family="table-column">
      <style:table-column-properties style:column-width="3.953cm"/>
    </style:style>
    <style:style style:name="Tabela16.B" style:family="table-column">
      <style:table-column-properties style:column-width="3.655cm"/>
    </style:style>
    <style:style style:name="Tabela16.C" style:family="table-column">
      <style:table-column-properties style:column-width="7.673cm"/>
    </style:style>
    <style:style style:name="Tabela16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6.C1" style:family="table-cell">
      <style:table-cell-properties fo:background-color="#ffbf00" fo:padding="0.097cm" fo:border="0.5pt solid #000000">
        <style:background-image/>
      </style:table-cell-properties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B2" style:family="table-cell">
      <style:table-cell-properties fo:padding="0.097cm" fo:border-left="0.5pt solid #000000" fo:border-right="none" fo:border-top="none" fo:border-bottom="0.5pt solid #000000"/>
    </style:style>
    <style:style style:name="Tabela16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5" style:family="table-cell">
      <style:table-cell-properties fo:padding="0.097cm" fo:border-left="0.5pt solid #000000" fo:border-right="none" fo:border-top="none" fo:border-bottom="0.5pt solid #000000"/>
    </style:style>
    <style:style style:name="Tabela16.B5" style:family="table-cell">
      <style:table-cell-properties fo:padding="0.097cm" fo:border-left="0.5pt solid #000000" fo:border-right="none" fo:border-top="none" fo:border-bottom="0.5pt solid #000000"/>
    </style:style>
    <style:style style:name="Tabela1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6" style:family="table-cell">
      <style:table-cell-properties fo:padding="0.097cm" fo:border-left="0.5pt solid #000000" fo:border-right="none" fo:border-top="none" fo:border-bottom="0.5pt solid #000000"/>
    </style:style>
    <style:style style:name="Tabela16.B6" style:family="table-cell">
      <style:table-cell-properties fo:padding="0.097cm" fo:border-left="0.5pt solid #000000" fo:border-right="none" fo:border-top="none" fo:border-bottom="0.5pt solid #000000"/>
    </style:style>
    <style:style style:name="Tabela1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7" style:family="table-cell">
      <style:table-cell-properties fo:padding="0.097cm" fo:border-left="0.5pt solid #000000" fo:border-right="none" fo:border-top="none" fo:border-bottom="0.5pt solid #000000"/>
    </style:style>
    <style:style style:name="Tabela16.B7" style:family="table-cell">
      <style:table-cell-properties fo:padding="0.097cm" fo:border-left="0.5pt solid #000000" fo:border-right="none" fo:border-top="none" fo:border-bottom="0.5pt solid #000000"/>
    </style:style>
    <style:style style:name="Tabela1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8" style:family="table-cell">
      <style:table-cell-properties fo:padding="0.097cm" fo:border-left="0.5pt solid #000000" fo:border-right="none" fo:border-top="none" fo:border-bottom="0.5pt solid #000000"/>
    </style:style>
    <style:style style:name="Tabela16.B8" style:family="table-cell">
      <style:table-cell-properties fo:padding="0.097cm" fo:border-left="0.5pt solid #000000" fo:border-right="none" fo:border-top="none" fo:border-bottom="0.5pt solid #000000"/>
    </style:style>
    <style:style style:name="Tabela1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5.281cm" table:align="right"/>
    </style:style>
    <style:style style:name="Tabela17.A" style:family="table-column">
      <style:table-column-properties style:column-width="3.953cm"/>
    </style:style>
    <style:style style:name="Tabela17.B" style:family="table-column">
      <style:table-column-properties style:column-width="3.655cm"/>
    </style:style>
    <style:style style:name="Tabela17.C" style:family="table-column">
      <style:table-column-properties style:column-width="7.673cm"/>
    </style:style>
    <style:style style:name="Tabela17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7.C1" style:family="table-cell">
      <style:table-cell-properties fo:background-color="#ffbf00" fo:padding="0.097cm" fo:border="0.5pt solid #000000">
        <style:background-image/>
      </style:table-cell-properties>
    </style:style>
    <style:style style:name="Tabela17.A2" style:family="table-cell">
      <style:table-cell-properties fo:padding="0.097cm" fo:border-left="0.5pt solid #000000" fo:border-right="none" fo:border-top="none" fo:border-bottom="0.5pt solid #000000"/>
    </style:style>
    <style:style style:name="Tabela17.B2" style:family="table-cell">
      <style:table-cell-properties fo:padding="0.097cm" fo:border-left="0.5pt solid #000000" fo:border-right="none" fo:border-top="none" fo:border-bottom="0.5pt solid #000000"/>
    </style:style>
    <style:style style:name="Tabe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7" style:family="table-cell">
      <style:table-cell-properties fo:padding="0.097cm" fo:border-left="0.5pt solid #000000" fo:border-right="none" fo:border-top="none" fo:border-bottom="0.5pt solid #000000"/>
    </style:style>
    <style:style style:name="Tabela17.B7" style:family="table-cell">
      <style:table-cell-properties fo:padding="0.097cm" fo:border-left="0.5pt solid #000000" fo:border-right="none" fo:border-top="none" fo:border-bottom="0.5pt solid #000000"/>
    </style:style>
    <style:style style:name="Tabela1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8" style:family="table-cell">
      <style:table-cell-properties fo:padding="0.097cm" fo:border-left="0.5pt solid #000000" fo:border-right="none" fo:border-top="none" fo:border-bottom="0.5pt solid #000000"/>
    </style:style>
    <style:style style:name="Tabela17.B8" style:family="table-cell">
      <style:table-cell-properties fo:padding="0.097cm" fo:border-left="0.5pt solid #000000" fo:border-right="none" fo:border-top="none" fo:border-bottom="0.5pt solid #000000"/>
    </style:style>
    <style:style style:name="Tabela1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9" style:family="table-cell">
      <style:table-cell-properties fo:padding="0.097cm" fo:border-left="0.5pt solid #000000" fo:border-right="none" fo:border-top="none" fo:border-bottom="0.5pt solid #000000"/>
    </style:style>
    <style:style style:name="Tabela17.B9" style:family="table-cell">
      <style:table-cell-properties fo:padding="0.097cm" fo:border-left="0.5pt solid #000000" fo:border-right="none" fo:border-top="none" fo:border-bottom="0.5pt solid #000000"/>
    </style:style>
    <style:style style:name="Tabela1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10" style:family="table-cell">
      <style:table-cell-properties fo:padding="0.097cm" fo:border-left="0.5pt solid #000000" fo:border-right="none" fo:border-top="none" fo:border-bottom="0.5pt solid #000000"/>
    </style:style>
    <style:style style:name="Tabela17.B10" style:family="table-cell">
      <style:table-cell-properties fo:padding="0.097cm" fo:border-left="0.5pt solid #000000" fo:border-right="none" fo:border-top="none" fo:border-bottom="0.5pt solid #000000"/>
    </style:style>
    <style:style style:name="Tabela1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11" style:family="table-cell">
      <style:table-cell-properties fo:padding="0.097cm" fo:border-left="0.5pt solid #000000" fo:border-right="none" fo:border-top="none" fo:border-bottom="0.5pt solid #000000"/>
    </style:style>
    <style:style style:name="Tabela17.B11" style:family="table-cell">
      <style:table-cell-properties fo:padding="0.097cm" fo:border-left="0.5pt solid #000000" fo:border-right="none" fo:border-top="none" fo:border-bottom="0.5pt solid #000000"/>
    </style:style>
    <style:style style:name="Tabela1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5.281cm" table:align="right"/>
    </style:style>
    <style:style style:name="Tabela15.A" style:family="table-column">
      <style:table-column-properties style:column-width="3.953cm"/>
    </style:style>
    <style:style style:name="Tabela15.B" style:family="table-column">
      <style:table-column-properties style:column-width="3.655cm"/>
    </style:style>
    <style:style style:name="Tabela15.C" style:family="table-column">
      <style:table-column-properties style:column-width="7.673cm"/>
    </style:style>
    <style:style style:name="Tabela15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5.C1" style:family="table-cell">
      <style:table-cell-properties fo:background-color="#ffbf00" fo:padding="0.097cm" fo:border="0.5pt solid #000000">
        <style:background-image/>
      </style:table-cell-properties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none" fo:border-top="none" fo:border-bottom="0.5pt solid #000000"/>
    </style:style>
    <style:style style:name="Tabela1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4.222cm" table:align="right"/>
    </style:style>
    <style:style style:name="Tabela14.A" style:family="table-column">
      <style:table-column-properties style:column-width="14.222cm"/>
    </style:style>
    <style:style style:name="Tabela14.A1" style:family="table-cell">
      <style:table-cell-properties fo:padding="0.097cm" fo:border="0.5pt solid #000000"/>
    </style:style>
    <style:style style:name="P1" style:family="paragraph" style:parent-style-name="Text_20_body" style:list-style-name="L1">
      <style:text-properties officeooo:rsid="001505c9" officeooo:paragraph-rsid="001505c9"/>
    </style:style>
    <style:style style:name="P2" style:family="paragraph" style:parent-style-name="Text_20_body" style:list-style-name="L1">
      <style:text-properties officeooo:rsid="000f8543" officeooo:paragraph-rsid="000f8543"/>
    </style:style>
    <style:style style:name="P3" style:family="paragraph" style:parent-style-name="Text_20_body" style:list-style-name="L1">
      <style:text-properties officeooo:rsid="0008080d" officeooo:paragraph-rsid="000629d3"/>
    </style:style>
    <style:style style:name="P4" style:family="paragraph" style:parent-style-name="Text_20_body" style:list-style-name="L1">
      <style:text-properties fo:font-size="14pt" fo:font-weight="bold" officeooo:rsid="000629d3" officeooo:paragraph-rsid="000629d3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text-properties officeooo:rsid="000629d3" officeooo:paragraph-rsid="000bf375"/>
    </style:style>
    <style:style style:name="P6" style:family="paragraph" style:parent-style-name="Text_20_body" style:list-style-name="L1">
      <style:text-properties officeooo:rsid="000bf375" officeooo:paragraph-rsid="000cefb1"/>
    </style:style>
    <style:style style:name="P7" style:family="paragraph" style:parent-style-name="Text_20_body" style:list-style-name="L2">
      <style:paragraph-properties fo:margin-top="0cm" fo:margin-bottom="0.046cm" style:contextual-spacing="false" fo:line-height="100%"/>
      <style:text-properties officeooo:paragraph-rsid="000cefb1"/>
    </style:style>
    <style:style style:name="P8" style:family="paragraph" style:parent-style-name="Text_20_body" style:list-style-name="L2">
      <style:paragraph-properties fo:margin-top="0cm" fo:margin-bottom="0cm" style:contextual-spacing="false" fo:line-height="100%"/>
      <style:text-properties officeooo:rsid="000bf375"/>
    </style:style>
    <style:style style:name="P9" style:family="paragraph" style:parent-style-name="Text_20_body" style:list-style-name="L2">
      <style:paragraph-properties fo:margin-top="0cm" fo:margin-bottom="0.046cm" style:contextual-spacing="false" fo:line-height="100%"/>
      <style:text-properties officeooo:rsid="000bf375"/>
    </style:style>
    <style:style style:name="P10" style:family="paragraph" style:parent-style-name="Text_20_body" style:list-style-name="L2">
      <style:paragraph-properties fo:line-height="100%"/>
      <style:text-properties officeooo:paragraph-rsid="001f6a03"/>
    </style:style>
    <style:style style:name="P11" style:family="paragraph" style:parent-style-name="Text_20_body" style:list-style-name="L1">
      <style:text-properties officeooo:rsid="000cefb1" officeooo:paragraph-rsid="000cefb1"/>
    </style:style>
    <style:style style:name="P12" style:family="paragraph" style:parent-style-name="Text_20_body">
      <style:text-properties officeooo:rsid="000cefb1" officeooo:paragraph-rsid="000cefb1"/>
    </style:style>
    <style:style style:name="P13" style:family="paragraph" style:parent-style-name="Text_20_body" style:list-style-name="L1">
      <style:text-properties fo:font-size="14pt" fo:font-weight="bold" officeooo:rsid="000629d3" officeooo:paragraph-rsid="001f6a03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text-properties officeooo:rsid="000629d3" officeooo:paragraph-rsid="001f6a03"/>
    </style:style>
    <style:style style:name="P15" style:family="paragraph" style:parent-style-name="Table_20_Contents">
      <style:text-properties officeooo:rsid="000629d3" officeooo:paragraph-rsid="001f6a03"/>
    </style:style>
    <style:style style:name="P16" style:family="paragraph" style:parent-style-name="Table_20_Contents">
      <style:text-properties officeooo:rsid="0008080d" officeooo:paragraph-rsid="001f6a03"/>
    </style:style>
    <style:style style:name="P17" style:family="paragraph" style:parent-style-name="Table_20_Contents">
      <style:text-properties officeooo:paragraph-rsid="001f6a03"/>
    </style:style>
    <style:style style:name="P18" style:family="paragraph" style:parent-style-name="Table_20_Contents">
      <style:text-properties officeooo:rsid="00248e59" officeooo:paragraph-rsid="00248e59"/>
    </style:style>
    <style:style style:name="P19" style:family="paragraph" style:parent-style-name="Table_20_Contents">
      <style:text-properties officeooo:rsid="001570fe" officeooo:paragraph-rsid="001f6a03"/>
    </style:style>
    <style:style style:name="P20" style:family="paragraph" style:parent-style-name="Text_20_body" style:list-style-name="L1">
      <style:text-properties officeooo:rsid="000f8543" officeooo:paragraph-rsid="001f6a03"/>
    </style:style>
    <style:style style:name="P21" style:family="paragraph" style:parent-style-name="Text_20_body" style:list-style-name="L1">
      <style:text-properties officeooo:rsid="000f8543" officeooo:paragraph-rsid="00216892"/>
    </style:style>
    <style:style style:name="P22" style:family="paragraph" style:parent-style-name="Text_20_body" style:list-style-name="L1">
      <style:text-properties officeooo:rsid="000f8543" officeooo:paragraph-rsid="0022239d"/>
    </style:style>
    <style:style style:name="P23" style:family="paragraph" style:parent-style-name="Text_20_body" style:list-style-name="L1">
      <style:text-properties style:font-name="Liberation Serif" officeooo:rsid="001f6a03" officeooo:paragraph-rsid="001f6a03" style:font-name-asian="OpenSymbol1" style:font-name-complex="OpenSymbol1"/>
    </style:style>
    <style:style style:name="P24" style:family="paragraph" style:parent-style-name="Text_20_body" style:list-style-name="L1">
      <style:text-properties style:font-name="Liberation Serif" officeooo:rsid="00216892" officeooo:paragraph-rsid="00216892" style:font-name-asian="OpenSymbol1" style:font-name-complex="OpenSymbol1"/>
    </style:style>
    <style:style style:name="P25" style:family="paragraph" style:parent-style-name="Text_20_body" style:list-style-name="L1">
      <style:text-properties style:font-name="Liberation Serif" officeooo:rsid="00198ca7" officeooo:paragraph-rsid="001f6a03" style:font-name-asian="OpenSymbol1" style:font-name-complex="OpenSymbol1"/>
    </style:style>
    <style:style style:name="P26" style:family="paragraph" style:parent-style-name="Text_20_body" style:list-style-name="L1">
      <style:text-properties officeooo:rsid="00216892" officeooo:paragraph-rsid="00216892"/>
    </style:style>
    <style:style style:name="P27" style:family="paragraph" style:parent-style-name="Text_20_body" style:list-style-name="L1">
      <style:text-properties officeooo:rsid="0008080d" officeooo:paragraph-rsid="001f6a03"/>
    </style:style>
    <style:style style:name="P28" style:family="paragraph" style:parent-style-name="Text_20_body">
      <style:text-properties officeooo:rsid="0008080d" officeooo:paragraph-rsid="001f6a03"/>
    </style:style>
    <style:style style:name="P29" style:family="paragraph" style:parent-style-name="Text_20_body" style:list-style-name="L1">
      <style:text-properties fo:font-size="14pt" fo:font-weight="bold" officeooo:rsid="000629d3" officeooo:paragraph-rsid="00220d4b" style:font-size-asian="14pt" style:font-weight-asian="bold" style:font-size-complex="14pt" style:font-weight-complex="bold"/>
    </style:style>
    <style:style style:name="P30" style:family="paragraph" style:parent-style-name="Text_20_body" style:list-style-name="L1">
      <style:text-properties officeooo:rsid="00087a95" officeooo:paragraph-rsid="00220d4b"/>
    </style:style>
    <style:style style:name="P31" style:family="paragraph" style:parent-style-name="Text_20_body" style:list-style-name="L1">
      <style:text-properties officeooo:rsid="00248e59" officeooo:paragraph-rsid="00248e59"/>
    </style:style>
    <style:style style:name="P32" style:family="paragraph" style:parent-style-name="Table_20_Contents">
      <style:text-properties officeooo:rsid="000629d3" officeooo:paragraph-rsid="00220d4b"/>
    </style:style>
    <style:style style:name="P33" style:family="paragraph" style:parent-style-name="Table_20_Contents" style:list-style-name="L1">
      <style:text-properties officeooo:rsid="000629d3" officeooo:paragraph-rsid="00220d4b"/>
    </style:style>
    <style:style style:name="P34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orphans="0" fo:widows="0" fo:text-indent="-0.6cm" style:auto-text-indent="false" fo:background-color="transparent" text:number-lines="false" text:line-number="0"/>
      <style:text-properties officeooo:rsid="00084ace" officeooo:paragraph-rsid="00220d4b"/>
    </style:style>
    <style:style style:name="P35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paragraph-rsid="00220d4b"/>
    </style:style>
    <style:style style:name="P36" style:family="paragraph" style:parent-style-name="Table_20_Contents" style:list-style-name="L1">
      <loext:graphic-properties draw:fill="none"/>
      <style:paragraph-properties fo:margin-left="0cm" fo:margin-right="0.101cm" fo:orphans="0" fo:widows="0" fo:text-indent="-0.6cm" style:auto-text-indent="false" fo:background-color="transparent" text:number-lines="false" text:line-number="0"/>
      <style:text-properties officeooo:paragraph-rsid="00220d4b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rsid="0008080d" officeooo:paragraph-rsid="00220d4b"/>
    </style:style>
    <style:style style:name="P38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rsid="000a51be" officeooo:paragraph-rsid="00220d4b"/>
    </style:style>
    <style:style style:name="P39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rsid="001570fe" officeooo:paragraph-rsid="00220d4b"/>
    </style:style>
    <style:style style:name="P40" style:family="paragraph" style:parent-style-name="Table_20_Contents" style:list-style-name="L1">
      <loext:graphic-properties draw:fill="none"/>
      <style:paragraph-properties fo:margin-left="0cm" fo:margin-right="0.101cm" fo:orphans="0" fo:widows="0" fo:text-indent="-0.6cm" style:auto-text-indent="false" fo:background-color="transparent" text:number-lines="false" text:line-number="0"/>
      <style:text-properties officeooo:rsid="001570fe" officeooo:paragraph-rsid="00220d4b"/>
    </style:style>
    <style:style style:name="P41" style:family="paragraph" style:parent-style-name="Table_20_Contents" style:list-style-name="L1">
      <loext:graphic-properties draw:fill="none"/>
      <style:paragraph-properties fo:margin-left="0cm" fo:margin-right="0.101cm" fo:orphans="0" fo:widows="0" fo:text-indent="-0.6cm" style:auto-text-indent="false" fo:background-color="transparent" text:number-lines="false" text:line-number="0"/>
      <style:text-properties officeooo:rsid="000a51be" officeooo:paragraph-rsid="00220d4b"/>
    </style:style>
    <style:style style:name="P42" style:family="paragraph" style:parent-style-name="Table_20_Contents">
      <style:text-properties officeooo:rsid="0008080d" officeooo:paragraph-rsid="00220d4b"/>
    </style:style>
    <style:style style:name="P43" style:family="paragraph" style:parent-style-name="Table_20_Contents">
      <style:text-properties officeooo:paragraph-rsid="00220d4b"/>
    </style:style>
    <style:style style:name="P44" style:family="paragraph" style:parent-style-name="Standard" style:list-style-name="L1">
      <style:text-properties officeooo:rsid="00087a95" officeooo:paragraph-rsid="00220d4b"/>
    </style:style>
    <style:style style:name="P45" style:family="paragraph" style:parent-style-name="Text_20_body" style:list-style-name="L1">
      <style:text-properties officeooo:rsid="00084ace" officeooo:paragraph-rsid="00220d4b"/>
    </style:style>
    <style:style style:name="P46" style:family="paragraph" style:parent-style-name="Table_20_Contents" style:list-style-name="L1">
      <style:text-properties officeooo:paragraph-rsid="00220d4b"/>
    </style:style>
    <style:style style:name="P47" style:family="paragraph" style:parent-style-name="Text_20_body">
      <style:text-properties officeooo:rsid="00084ace" officeooo:paragraph-rsid="00220d4b"/>
    </style:style>
    <style:style style:name="P48" style:family="paragraph" style:parent-style-name="Text_20_body" style:list-style-name="L1">
      <style:text-properties officeooo:rsid="00084ace" officeooo:paragraph-rsid="00084ace"/>
    </style:style>
    <style:style style:name="P49" style:family="paragraph" style:parent-style-name="Table_20_Contents">
      <style:text-properties officeooo:rsid="000629d3" officeooo:paragraph-rsid="00084ace"/>
    </style:style>
    <style:style style:name="P50" style:family="paragraph" style:parent-style-name="Table_20_Contents">
      <style:text-properties officeooo:rsid="00084ace" officeooo:paragraph-rsid="00084ace"/>
    </style:style>
    <style:style style:name="P51" style:family="paragraph" style:parent-style-name="Table_20_Contents">
      <style:text-properties officeooo:paragraph-rsid="00084ace"/>
    </style:style>
    <style:style style:name="P52" style:family="paragraph" style:parent-style-name="Table_20_Contents">
      <style:text-properties officeooo:rsid="00087a95" officeooo:paragraph-rsid="00087a95"/>
    </style:style>
    <style:style style:name="P53" style:family="paragraph" style:parent-style-name="Table_20_Contents">
      <style:text-properties officeooo:rsid="0008080d" officeooo:paragraph-rsid="00084ace"/>
    </style:style>
    <style:style style:name="P54" style:family="paragraph" style:parent-style-name="Text_20_body" style:list-style-name="L1">
      <style:text-properties fo:font-size="14pt" fo:font-weight="bold" officeooo:rsid="000629d3" officeooo:paragraph-rsid="00084ace" style:font-size-asian="14pt" style:font-weight-asian="bold" style:font-size-complex="14pt" style:font-weight-complex="bold"/>
    </style:style>
    <style:style style:name="P55" style:family="paragraph" style:parent-style-name="Text_20_body" style:list-style-name="L1">
      <style:text-properties officeooo:rsid="00087a95" officeooo:paragraph-rsid="00087a95"/>
    </style:style>
    <style:style style:name="P56" style:family="paragraph" style:parent-style-name="Table_20_Contents">
      <style:text-properties officeooo:rsid="000629d3" officeooo:paragraph-rsid="00087a95"/>
    </style:style>
    <style:style style:name="P57" style:family="paragraph" style:parent-style-name="Table_20_Contents">
      <style:text-properties officeooo:rsid="00084ace" officeooo:paragraph-rsid="00087a95"/>
    </style:style>
    <style:style style:name="P58" style:family="paragraph" style:parent-style-name="Table_20_Contents">
      <style:text-properties officeooo:paragraph-rsid="00087a95"/>
    </style:style>
    <style:style style:name="P59" style:family="paragraph" style:parent-style-name="Table_20_Contents">
      <style:text-properties officeooo:rsid="0008080d" officeooo:paragraph-rsid="00087a95"/>
    </style:style>
    <style:style style:name="P60" style:family="paragraph" style:parent-style-name="Standard">
      <style:text-properties officeooo:rsid="00087a95" officeooo:paragraph-rsid="00087a95"/>
    </style:style>
    <style:style style:name="P61" style:family="paragraph" style:parent-style-name="Text_20_body" style:list-style-name="L1">
      <style:text-properties officeooo:rsid="00084ace" officeooo:paragraph-rsid="00087a95"/>
    </style:style>
    <style:style style:name="P62" style:family="paragraph" style:parent-style-name="Text_20_body">
      <style:text-properties officeooo:rsid="00084ace" officeooo:paragraph-rsid="00087a95"/>
    </style:style>
    <style:style style:name="P63" style:family="paragraph" style:parent-style-name="Text_20_body" style:list-style-name="L1">
      <style:text-properties officeooo:rsid="00084ace" officeooo:paragraph-rsid="000629d3"/>
    </style:style>
    <style:style style:name="P64" style:family="paragraph" style:parent-style-name="Text_20_body" style:list-style-name="L1">
      <style:text-properties officeooo:rsid="000629d3" officeooo:paragraph-rsid="000629d3"/>
    </style:style>
    <style:style style:name="P65" style:family="paragraph" style:parent-style-name="Text_20_body" style:list-style-name="L1">
      <style:text-properties officeooo:rsid="00087a95" officeooo:paragraph-rsid="000a51be"/>
    </style:style>
    <style:style style:name="P66" style:family="paragraph" style:parent-style-name="Table_20_Contents">
      <style:text-properties officeooo:rsid="000629d3" officeooo:paragraph-rsid="000a51be"/>
    </style:style>
    <style:style style:name="P67" style:family="paragraph" style:parent-style-name="Table_20_Contents">
      <style:text-properties officeooo:rsid="00084ace" officeooo:paragraph-rsid="000a51be"/>
    </style:style>
    <style:style style:name="P68" style:family="paragraph" style:parent-style-name="Table_20_Contents">
      <style:text-properties officeooo:paragraph-rsid="000a51be"/>
    </style:style>
    <style:style style:name="P69" style:family="paragraph" style:parent-style-name="Table_20_Contents">
      <style:text-properties officeooo:rsid="0008080d" officeooo:paragraph-rsid="000a51be"/>
    </style:style>
    <style:style style:name="P70" style:family="paragraph" style:parent-style-name="Standard" style:list-style-name="L1">
      <style:text-properties officeooo:rsid="00087a95" officeooo:paragraph-rsid="000a51be"/>
    </style:style>
    <style:style style:name="P71" style:family="paragraph" style:parent-style-name="Text_20_body" style:list-style-name="L1">
      <style:text-properties officeooo:rsid="00084ace" officeooo:paragraph-rsid="000a51be"/>
    </style:style>
    <style:style style:name="P72" style:family="paragraph" style:parent-style-name="Text_20_body" style:list-style-name="L1">
      <style:paragraph-properties fo:margin-top="0.704cm" fo:margin-bottom="0.951cm" style:contextual-spacing="false"/>
      <style:text-properties officeooo:rsid="000629d3" officeooo:paragraph-rsid="000629d3"/>
    </style:style>
    <style:style style:name="P73" style:family="paragraph" style:parent-style-name="Text_20_body" style:list-style-name="L1">
      <style:text-properties officeooo:paragraph-rsid="0010d56a"/>
    </style:style>
    <style:style style:name="P74" style:family="paragraph" style:parent-style-name="Table_20_Contents">
      <style:text-properties officeooo:rsid="0010d56a" officeooo:paragraph-rsid="001dd568"/>
    </style:style>
    <style:style style:name="P75" style:family="paragraph" style:parent-style-name="Table_20_Contents">
      <style:text-properties officeooo:rsid="002340cf" officeooo:paragraph-rsid="002340cf"/>
    </style:style>
    <style:style style:name="P76" style:family="paragraph" style:parent-style-name="Table_20_Contents">
      <style:text-properties officeooo:paragraph-rsid="001dd568"/>
    </style:style>
    <style:style style:name="P77" style:family="paragraph" style:parent-style-name="Table_20_Contents">
      <style:text-properties officeooo:rsid="0010d56a" officeooo:paragraph-rsid="0010d56a"/>
    </style:style>
    <style:style style:name="P78" style:family="paragraph" style:parent-style-name="Table_20_Contents">
      <style:text-properties officeooo:paragraph-rsid="0010d56a"/>
    </style:style>
    <style:style style:name="P79" style:family="paragraph" style:parent-style-name="Table_20_Contents">
      <style:text-properties officeooo:rsid="001dd568" officeooo:paragraph-rsid="001dd568"/>
    </style:style>
    <style:style style:name="P80" style:family="paragraph" style:parent-style-name="Standard" style:list-style-name="L1">
      <style:paragraph-properties fo:text-align="center" style:justify-single-word="false"/>
      <style:text-properties fo:font-size="10pt" officeooo:rsid="000629d3" officeooo:paragraph-rsid="001dd568" style:font-size-asian="10pt" style:font-size-complex="10pt"/>
    </style:style>
    <style:style style:name="P81" style:family="paragraph" style:parent-style-name="Text_20_body" style:list-style-name="L1">
      <style:text-properties officeooo:paragraph-rsid="001dd568"/>
    </style:style>
    <style:style style:name="P82" style:family="paragraph" style:parent-style-name="Standard" style:list-style-name="L1">
      <style:text-properties officeooo:rsid="000629d3" officeooo:paragraph-rsid="0010d56a"/>
    </style:style>
    <style:style style:name="P83" style:family="paragraph" style:parent-style-name="Text_20_body" style:list-style-name="L1">
      <style:text-properties officeooo:rsid="0010d56a" officeooo:paragraph-rsid="0010d56a"/>
    </style:style>
    <style:style style:name="P84" style:family="paragraph" style:parent-style-name="Table_20_Contents">
      <style:text-properties officeooo:rsid="0010d56a" officeooo:paragraph-rsid="00110904"/>
    </style:style>
    <style:style style:name="P85" style:family="paragraph" style:parent-style-name="Table_20_Contents">
      <style:text-properties officeooo:rsid="00110904" officeooo:paragraph-rsid="00110904"/>
    </style:style>
    <style:style style:name="P86" style:family="paragraph" style:parent-style-name="Table_20_Contents">
      <style:text-properties officeooo:paragraph-rsid="00110904"/>
    </style:style>
    <style:style style:name="P87" style:family="paragraph" style:parent-style-name="Standard" style:list-style-name="L1">
      <style:text-properties officeooo:rsid="0010d56a" officeooo:paragraph-rsid="00110904"/>
    </style:style>
    <style:style style:name="P88" style:family="paragraph" style:parent-style-name="Text_20_body" style:list-style-name="L1">
      <style:text-properties officeooo:rsid="000629d3" officeooo:paragraph-rsid="0010d56a"/>
    </style:style>
    <style:style style:name="P89" style:family="paragraph" style:parent-style-name="Text_20_body" style:list-style-name="L1">
      <style:text-properties officeooo:rsid="000629d3" officeooo:paragraph-rsid="000cefb1"/>
    </style:style>
    <style:style style:name="T1" style:family="text">
      <style:text-properties officeooo:rsid="001097c3"/>
    </style:style>
    <style:style style:name="T2" style:family="text">
      <style:text-properties officeooo:rsid="000bf375"/>
    </style:style>
    <style:style style:name="T3" style:family="text">
      <style:text-properties officeooo:rsid="001f6a03"/>
    </style:style>
    <style:style style:name="T4" style:family="text">
      <style:text-properties officeooo:rsid="000cefb1"/>
    </style:style>
    <style:style style:name="T5" style:family="text">
      <style:text-properties officeooo:rsid="0008080d"/>
    </style:style>
    <style:style style:name="T6" style:family="text">
      <style:text-properties officeooo:rsid="001570fe"/>
    </style:style>
    <style:style style:name="T7" style:family="text">
      <style:text-properties officeooo:rsid="001009d3"/>
    </style:style>
    <style:style style:name="T8" style:family="text">
      <style:text-properties style:font-name="OpenSymbol1" style:font-name-asian="OpenSymbol1" style:font-name-complex="OpenSymbol1"/>
    </style:style>
    <style:style style:name="T9" style:family="text">
      <style:text-properties style:font-name="OpenSymbol1" officeooo:rsid="001f6a03" style:font-name-asian="OpenSymbol1" style:font-name-complex="OpenSymbol1"/>
    </style:style>
    <style:style style:name="T10" style:family="text">
      <style:text-properties officeooo:rsid="00198ca7"/>
    </style:style>
    <style:style style:name="T11" style:family="text">
      <style:text-properties officeooo:rsid="001f78e5"/>
    </style:style>
    <style:style style:name="T12" style:family="text">
      <style:text-properties officeooo:rsid="00216892"/>
    </style:style>
    <style:style style:name="T13" style:family="text">
      <style:text-properties officeooo:rsid="00220d4b"/>
    </style:style>
    <style:style style:name="T14" style:family="text">
      <style:text-properties officeooo:rsid="0022239d"/>
    </style:style>
    <style:style style:name="T15" style:family="text">
      <style:text-properties officeooo:rsid="000a51be"/>
    </style:style>
    <style:style style:name="T16" style:family="text">
      <style:text-properties officeooo:rsid="00104b89"/>
    </style:style>
    <style:style style:name="T17" style:family="text">
      <style:text-properties style:font-name="OpenSymbol1" officeooo:rsid="00198ca7" style:font-name-asian="OpenSymbol1" style:font-name-complex="OpenSymbol1"/>
    </style:style>
    <style:style style:name="T18" style:family="text">
      <style:text-properties style:font-name="OpenSymbol1" officeooo:rsid="00216892" style:font-name-asian="OpenSymbol1" style:font-name-complex="OpenSymbol1"/>
    </style:style>
    <style:style style:name="T19" style:family="text">
      <style:text-properties officeooo:rsid="0010d56a"/>
    </style:style>
    <style:style style:name="T20" style:family="text">
      <style:text-properties officeooo:rsid="00248e59"/>
    </style:style>
    <style:style style:name="T21" style:family="text">
      <style:text-properties officeooo:rsid="00084ace"/>
    </style:style>
    <style:style style:name="T22" style:family="text">
      <style:text-properties officeooo:rsid="00087a95"/>
    </style:style>
    <style:style style:name="T23" style:family="text">
      <style:text-properties officeooo:rsid="000629d3"/>
    </style:style>
    <style:style style:name="T24" style:family="text">
      <style:text-properties officeooo:rsid="001dd568"/>
    </style:style>
    <style:style style:name="T25" style:family="text">
      <style:text-properties officeooo:rsid="00110904"/>
    </style:style>
    <style:style style:name="T26" style:family="text">
      <style:text-properties officeooo:rsid="00130427"/>
    </style:style>
    <style:style style:name="T27" style:family="text">
      <style:text-properties officeooo:rsid="000e3c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isenhower Matrix System – Microservice API </text:p>
      <text:list xml:id="list750073502" text:style-name="L1">
        <text:list-header>
          <text:p text:style-name="P1">Git repo: https://github.com/piotr-mas/EisenhowerMatrix</text:p>
          <text:p text:style-name="P2">All services will use mTLS communication. This required to configure both client and server certificates so that each service can authenticate the other.</text:p>
          <text:p text:style-name="P3"/>
        </text:list-header>
        <text:list-item>
          <text:p text:style-name="P4">API Gateway</text:p>
          <text:list>
            <text:list-item>
              <text:p text:style-name="P5">Purpose: Central entry point for all client requests. Routes traffic to microservices, enforces security <text:span text:style-name="T1">(JWT token validation)</text:span>, and optionally handles rate limiting and logging.</text:p>
            </text:list-item>
            <text:list-item>
              <text:p text:style-name="P5">Base URL: /<text:span text:style-name="T2">api/</text:span></text:p>
            </text:list-item>
            <text:list-item>
              <text:p text:style-name="P5"><text:span text:style-name="T2">Responsibilities</text:span>:</text:p>
              <text:list>
                <text:list-item>
                  <text:p text:style-name="P6">Routing: Maps fronted calls to backend services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Source_20_Text"><text:span text:style-name="T2">/api/</text:span></text:span><text:span text:style-name="Source_20_Text"><text:span text:style-name="T3">auth</text:span></text:span><text:span text:style-name="Source_20_Text"><text:span text:style-name="T2">/**</text:span></text:span><text:span text:style-name="T2"> → </text:span><text:span text:style-name="T3">Auth</text:span><text:span text:style-name="T2"> Service</text:span></text:p>
                    </text:list-item>
                    <text:list-item>
                      <text:p text:style-name="P8"><text:span text:style-name="Source_20_Text">/api/matrix/**</text:span> → Matrix Service </text:p>
                    </text:list-item>
                    <text:list-item>
                      <text:p text:style-name="P8"><text:span text:style-name="Source_20_Text">/api/users/**</text:span> → User Service </text:p>
                    </text:list-item>
                    <text:list-item>
                      <text:p text:style-name="P9"><text:span text:style-name="Source_20_Text">/api/notifications/**</text:span> → Notification Servic<text:span text:style-name="T4">e</text:span></text:p>
                    </text:list-item>
                    <text:list-item>
                      <text:p text:style-name="P10"><text:span text:style-name="Source_20_Text">/api/tasks/**</text:span> → Task Service</text:p>
                    </text:list-item>
                  </text:list>
                </text:list-item>
              </text:list>
            </text:list-item>
          </text:list>
        </text:list-item>
      </text:list>
      <text:list text:continue-list="list750073502" text:style-name="L1">
        <text:list-item>
          <text:list>
            <text:list-item>
              <text:list>
                <text:list-item>
                  <text:p text:style-name="P11">Authentication: Validate JWT tokens (via Auth Service)</text:p>
                </text:list-item>
                <text:list-item>
                  <text:p text:style-name="P11">CORS &amp; Headers: Manages cross-origin requests from fronted</text:p>
                </text:list-item>
                <text:list-item>
                  <text:p text:style-name="P11">Error Handling: Centralised response formatting</text:p>
                </text:list-item>
              </text:list>
            </text:list-item>
            <text:list-item>
              <text:p text:style-name="P11">Technologies: Spring Cloud Gateway</text:p>
            </text:list-item>
            <text:list-item>
              <text:p text:style-name="P11">Example Route Config (YAML):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Table_20_Contents">spring:<text:line-break/> <text:s/>cloud:<text:line-break/> <text:s text:c="3"/>gateway:<text:line-break/> <text:s text:c="5"/>routes:<text:line-break/> <text:s text:c="7"/>- id: task-service<text:line-break/> <text:s text:c="9"/>uri: http://localhost:8081<text:line-break/> <text:s text:c="9"/>predicates:<text:line-break/> <text:s text:c="11"/>- Path=/api/tasks/**<text:line-break/> <text:s text:c="7"/>- id: matrix-service<text:line-break/> <text:s text:c="9"/>uri: http://localhost:8082<text:line-break/> <text:s text:c="9"/>predicates:<text:line-break/> <text:s text:c="11"/>- Path=/api/matrix/**</text:p>
          </table:table-cell>
        </table:table-row>
      </table:table>
      <text:p text:style-name="P12"/>
      <text:p text:style-name="P12"/>
      <text:list text:continue-numbering="true" text:style-name="L1">
        <text:list-item>
          <text:p text:style-name="P13"><text:soft-page-break/>Auth Service</text:p>
          <text:list>
            <text:list-item>
              <text:p text:style-name="P14">Purpose: Handles authentication and token issuance (JWT)</text:p>
            </text:list-item>
            <text:list-item>
              <text:p text:style-name="P14">Base URL: /auth</text:p>
            </text:list-item>
            <text:list-item>
              <text:p text:style-name="P14">Endpoints: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>Method</text:p>
          </table:table-cell>
          <table:table-cell table:style-name="Tabela1.A1" office:value-type="string">
            <text:p text:style-name="P15">Path</text:p>
          </table:table-cell>
          <table:table-cell table:style-name="Tabela1.C1" office:value-type="string">
            <text:p text:style-name="P15">Description</text:p>
          </table:table-cell>
        </table:table-row>
        <table:table-row>
          <table:table-cell table:style-name="Tabela1.A2" office:value-type="string">
            <text:p text:style-name="P16">POST</text:p>
          </table:table-cell>
          <table:table-cell table:style-name="Tabela1.A2" office:value-type="string">
            <text:p text:style-name="P17">/<text:span text:style-name="T5">login</text:span></text:p>
          </table:table-cell>
          <table:table-cell table:style-name="Tabela1.C2" office:value-type="string">
            <text:p text:style-name="P17">Authenticate user and return JWT</text:p>
          </table:table-cell>
        </table:table-row>
        <table:table-row>
          <table:table-cell table:style-name="Tabela1.A2" office:value-type="string">
            <text:p text:style-name="P16">POST</text:p>
          </table:table-cell>
          <table:table-cell table:style-name="Tabela1.A2" office:value-type="string">
            <text:p text:style-name="P17">/<text:span text:style-name="T6">logout</text:span></text:p>
          </table:table-cell>
          <table:table-cell table:style-name="Tabela1.C2" office:value-type="string">
            <text:p text:style-name="P18">Log out user</text:p>
          </table:table-cell>
        </table:table-row>
        <table:table-row>
          <table:table-cell table:style-name="Tabela1.A2" office:value-type="string">
            <text:p text:style-name="P16">POST</text:p>
          </table:table-cell>
          <table:table-cell table:style-name="Tabela1.A2" office:value-type="string">
            <text:p text:style-name="P17">/<text:span text:style-name="T6">refresh</text:span></text:p>
          </table:table-cell>
          <table:table-cell table:style-name="Tabela1.C2" office:value-type="string">
            <text:p text:style-name="P19">Refresh token – new token without login again</text:p>
          </table:table-cell>
        </table:table-row>
      </table:table>
      <text:list text:continue-numbering="true" text:style-name="L1">
        <text:list-item>
          <text:list>
            <text:list-item>
              <text:p text:style-name="P20">Sample <text:span text:style-name="T7">validation </text:span>flow:</text:p>
              <text:list>
                <text:list-item>
                  <text:p text:style-name="P20"><text:span text:style-name="T3">Client</text:span> <text:span text:style-name="T8">➔ </text:span><text:span text:style-name="T9">Gateway Service</text:span></text:p>
                  <text:list>
                    <text:list-item>
                      <text:p text:style-name="P21"><text:span text:style-name="Source_20_Text">Sends login credentials (username</text:span><text:span text:style-name="Source_20_Text"><text:span text:style-name="T10">(email)</text:span></text:span><text:span text:style-name="Source_20_Text">, password) </text:span><text:span text:style-name="Source_20_Text"><text:span text:style-name="T11">POST </text:span></text:span><text:span text:style-name="Source_20_Text"><text:span text:style-name="T2">/api/</text:span></text:span><text:span text:style-name="Source_20_Text"><text:span text:style-name="T3">auth</text:span></text:span><text:span text:style-name="Source_20_Text"><text:span text:style-name="T2">/</text:span></text:span><text:span text:style-name="Source_20_Text"><text:span text:style-name="T11">login</text:span></text:span></text:p>
                    </text:list-item>
                  </text:list>
                </text:list-item>
                <text:list-item>
                  <text:p text:style-name="P20"><text:span text:style-name="T9">Gateway Service</text:span> <text:span text:style-name="T8">➔</text:span> Auth Service</text:p>
                  <text:list>
                    <text:list-item>
                      <text:p text:style-name="P21"><text:span text:style-name="Source_20_Text"><text:span text:style-name="T12">Route request to Auth Service </text:span></text:span><text:span text:style-name="Source_20_Text"><text:span text:style-name="T13">to fetch user DTO</text:span></text:span></text:p>
                      <text:p text:style-name="P21"><text:span text:style-name="Source_20_Text"><text:span text:style-name="T14">POST </text:span></text:span><text:span text:style-name="Source_20_Text">/</text:span><text:span text:style-name="Source_20_Text"><text:span text:style-name="T12">auth/login</text:span></text:span></text:p>
                    </text:list-item>
                  </text:list>
                </text:list-item>
                <text:list-item>
                  <text:p text:style-name="P20">Auth Service <text:span text:style-name="T8">➔ </text:span><text:span text:style-name="T9">User Service</text:span></text:p>
                  <text:list>
                    <text:list-item>
                      <text:p text:style-name="P21"><text:span text:style-name="Source_20_Text"><text:span text:style-name="T12">Call User Service to get </text:span></text:span><text:span text:style-name="Source_20_Text"><text:span text:style-name="T14">user DTO</text:span></text:span></text:p>
                      <text:p text:style-name="P22"><text:span text:style-name="Source_20_Text"><text:span text:style-name="T11">GET /</text:span></text:span><text:span text:style-name="Source_20_Text"><text:span text:style-name="T15">user</text:span></text:span><text:span text:style-name="Source_20_Text"><text:span text:style-name="T16">s</text:span></text:span><text:span text:style-name="Source_20_Text"><text:span text:style-name="T15">/{id}</text:span></text:span></text:p>
                    </text:list-item>
                  </text:list>
                </text:list-item>
                <text:list-item>
                  <text:p text:style-name="P21"><text:span text:style-name="Source_20_Text"><text:span text:style-name="T12">User </text:span></text:span><text:span text:style-name="Source_20_Text">Service </text:span><text:span text:style-name="Source_20_Text"><text:span text:style-name="T8">➔ </text:span></text:span><text:span text:style-name="Source_20_Text"><text:span text:style-name="T17">DB</text:span></text:span></text:p>
                  <text:list>
                    <text:list-item>
                      <text:p text:style-name="P23">Fetch user data from DB - <text:span text:style-name="T14">JPA</text:span></text:p>
                    </text:list-item>
                    <text:list-item>
                      <text:p text:style-name="P24">Send user DTO back to AuthService</text:p>
                    </text:list-item>
                  </text:list>
                </text:list-item>
                <text:list-item>
                  <text:p text:style-name="P21"><text:span text:style-name="Source_20_Text"><text:span text:style-name="T18">Auth Service</text:span></text:span></text:p>
                  <text:list>
                    <text:list-item>
                      <text:p text:style-name="P25">Verify password hash</text:p>
                    </text:list-item>
                    <text:list-item>
                      <text:p text:style-name="P25"><text:span text:style-name="T12">If valid, </text:span>Generate JWT token</text:p>
                      <text:list>
                        <text:list-item>
                          <text:p text:style-name="P25">Include claims: sub, roles, expiration</text:p>
                        </text:list-item>
                        <text:list-item>
                          <text:p text:style-name="P25">Sign with private key</text:p>
                        </text:list-item>
                      </text:list>
                    </text:list-item>
                    <text:list-item>
                      <text:p text:style-name="P24">Return JWT token to Gateway</text:p>
                    </text:list-item>
                  </text:list>
                </text:list-item>
                <text:list-item>
                  <text:p text:style-name="P20">API Gateway </text:p>
                  <text:list>
                    <text:list-item>
                      <text:p text:style-name="P26">Return JWT token to Client</text:p>
                    </text:list-item>
                  </text:list>
                </text:list-item>
              </text:list>
            </text:list-item>
            <text:list-item>
              <text:p text:style-name="P27">Sample <text:span text:style-name="T2">Payload</text:span>:</text:p>
              <text:list>
                <text:list-item>
                  <text:p text:style-name="P27">JSON <text:span text:style-name="T2">request login</text:span> 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7">{<text:line-break/><text:soft-page-break/> <text:s/>"<text:span text:style-name="T12">email</text:span>": "piotr<text:span text:style-name="T12">@outlook.</text:span>",<text:line-break/> <text:s/>"password": "securePassword123"<text:line-break/>}</text:p>
          </table:table-cell>
        </table:table-row>
      </table:table>
      <text:p text:style-name="P28"/>
      <text:list text:continue-numbering="true" text:style-name="L1">
        <text:list-item>
          <text:list>
            <text:list-item>
              <text:list>
                <text:list-item>
                  <text:p text:style-name="P27">JSON Response</text:p>
                </text:list-item>
              </text:list>
            </text:list-item>
          </text:list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7">{</text:p>
            <text:p text:style-name="P17"><text:s text:c="2"/>"accessToken": "eyJhbGciOiJIUzI1NiIsInR5cCI6IkpXVCJ9...",</text:p>
            <text:p text:style-name="P17"><text:s text:c="2"/>"tokenType": "Bearer",</text:p>
            <text:p text:style-name="P17"><text:s text:c="2"/>"expiresIn": 3600</text:p>
            <text:p text:style-name="P17">}</text:p>
          </table:table-cell>
        </table:table-row>
      </table:table>
      <text:list text:continue-numbering="true" text:style-name="L1">
        <text:list-item>
          <text:p text:style-name="P29">User Services</text:p>
          <text:list>
            <text:list-item>
              <text:p text:style-name="P30">Purpose: <text:span text:style-name="T15">Manages user profiles, preferences </text:span><text:span text:style-name="T19">and validate a user. </text:span></text:p>
              <text:list>
                <text:list-item>
                  <text:p text:style-name="P31">User authorisation level:</text:p>
                  <text:list>
                    <text:list-item>
                      <text:p text:style-name="P31">Admin – as can access any API, Admin can add new User to the System</text:p>
                    </text:list-item>
                    <text:list-item>
                      <text:p text:style-name="P31">User – user is able to log in into system and access his resources.</text:p>
                    </text:list-item>
                    <text:list-item>
                      <text:p text:style-name="P31">Viewer – can only access GET API’s</text:p>
                    </text:list-item>
                  </text:list>
                </text:list-item>
              </text:list>
            </text:list-item>
            <text:list-item>
              <text:p text:style-name="P30">Base URL: /<text:span text:style-name="T15">users</text:span></text:p>
            </text:list-item>
            <text:list-item>
              <text:p text:style-name="P30">Endpoints:</text:p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32">Method</text:p>
          </table:table-cell>
          <table:table-cell table:style-name="Tabela7.A1" office:value-type="string">
            <text:list text:continue-numbering="true" text:style-name="L1">
              <text:list-header>
                <text:p text:style-name="P33">Path</text:p>
              </text:list-header>
            </text:list>
          </table:table-cell>
          <table:table-cell table:style-name="Tabela7.C1" office:value-type="string">
            <text:list text:continue-numbering="true" text:style-name="L1">
              <text:list-header>
                <text:p text:style-name="P33">Description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4">GET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36">Get user profile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7">POST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 <text:span text:style-name="T15">user</text:span><text:span text:style-name="T16">s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36">Register <text:span text:style-name="T6">a </text:span>new user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8">PUT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36">Update user info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9">PATCH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40">Change password or role or email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8">DELETE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41">Delete user</text:p>
              </text:list-header>
            </text:list>
          </table:table-cell>
        </table:table-row>
        <table:table-row>
          <table:table-cell table:style-name="Tabela7.A2" office:value-type="string">
            <text:p text:style-name="P42">POST</text:p>
          </table:table-cell>
          <table:table-cell table:style-name="Tabela7.A2" office:value-type="string">
            <text:p text:style-name="P43">/<text:span text:style-name="T15">user</text:span><text:span text:style-name="T16">s</text:span><text:span text:style-name="T15">/</text:span><text:span text:style-name="T5">validate</text:span></text:p>
          </table:table-cell>
          <table:table-cell table:style-name="Tabela7.C2" office:value-type="string">
            <text:p text:style-name="P43">Validate token – <text:span text:style-name="T6">internal API for Auth Services</text:span></text:p>
          </table:table-cell>
        </table:table-row>
      </table:table>
      <text:list text:continue-numbering="true" text:style-name="L1">
        <text:list-header>
          <text:p text:style-name="P44"/>
          <text:list text:continue-numbering="true">
            <text:list-item>
              <text:p text:style-name="P45">Sample JSON Payload:</text:p>
              <text:list>
                <text:list-item>
                  <text:p text:style-name="P30"><text:span text:style-name="T15">Get</text:span> user <text:span text:style-name="T15">r</text:span>equest</text:p>
                </text:list-item>
              </text:list>
            </text:list-item>
          </text:list>
        </text:list-header>
      </text:list>
      <table:table table:name="Tabela8" table:style-name="Tabela8">
        <table:table-column table:style-name="Tabela8.A"/>
        <table:table-row>
          <table:table-cell table:style-name="Tabela8.A1" office:value-type="string">
            <text:list text:continue-numbering="true" text:style-name="L1">
              <text:list-header>
                <text:p text:style-name="P46">{<text:line-break/> <text:s/>"username": "piotr",<text:line-break/> <text:s/>"email": "piotr@example.com",<text:line-break/> <text:s/>"preferredQuadrant": "Do First"<text:line-break/>}</text:p>
              </text:list-header>
            </text:list>
          </table:table-cell>
        </table:table-row>
      </table:table>
      <text:p text:style-name="P47"/>
      <text:list text:continue-numbering="true" text:style-name="L1">
        <text:list-item>
          <text:p text:style-name="P4">Task Service</text:p>
          <text:list>
            <text:list-item>
              <text:p text:style-name="P48">Purpose: Manages task lifecycle (CRUD)</text:p>
            </text:list-item>
            <text:list-item>
              <text:p text:style-name="P48">Base URL: /ta<text:span text:style-name="T20">s</text:span>ks</text:p>
            </text:list-item>
            <text:list-item>
              <text:p text:style-name="P48"><text:soft-page-break/>Endpoints: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9">Method</text:p>
          </table:table-cell>
          <table:table-cell table:style-name="Tabela2.A1" office:value-type="string">
            <text:p text:style-name="P49">Path</text:p>
          </table:table-cell>
          <table:table-cell table:style-name="Tabela2.C1" office:value-type="string">
            <text:p text:style-name="P49">Description</text:p>
          </table:table-cell>
        </table:table-row>
        <table:table-row>
          <table:table-cell table:style-name="Tabela2.A2" office:value-type="string">
            <text:p text:style-name="P50">GET</text:p>
          </table:table-cell>
          <table:table-cell table:style-name="Tabela2.A2" office:value-type="string">
            <text:p text:style-name="P51">/<text:span text:style-name="T21">tasks</text:span></text:p>
          </table:table-cell>
          <table:table-cell table:style-name="Tabela2.C2" office:value-type="string">
            <text:p text:style-name="P51">Retrieve all tasks</text:p>
          </table:table-cell>
        </table:table-row>
        <table:table-row>
          <table:table-cell table:style-name="Tabela2.A2" office:value-type="string">
            <text:p text:style-name="P52">GET</text:p>
          </table:table-cell>
          <table:table-cell table:style-name="Tabela2.A2" office:value-type="string">
            <text:p text:style-name="P51">/<text:span text:style-name="T21">tasks/{id}</text:span></text:p>
          </table:table-cell>
          <table:table-cell table:style-name="Tabela2.C2" office:value-type="string">
            <text:p text:style-name="P51">Retrieve task by ID</text:p>
          </table:table-cell>
        </table:table-row>
        <table:table-row>
          <table:table-cell table:style-name="Tabela2.A2" office:value-type="string">
            <text:p text:style-name="P53">POST</text:p>
          </table:table-cell>
          <table:table-cell table:style-name="Tabela2.A2" office:value-type="string">
            <text:p text:style-name="P51">/<text:span text:style-name="T21">tasks</text:span></text:p>
          </table:table-cell>
          <table:table-cell table:style-name="Tabela2.C2" office:value-type="string">
            <text:p text:style-name="P51">Create a new task</text:p>
          </table:table-cell>
        </table:table-row>
        <table:table-row>
          <table:table-cell table:style-name="Tabela2.A2" office:value-type="string">
            <text:p text:style-name="P50">PUT</text:p>
          </table:table-cell>
          <table:table-cell table:style-name="Tabela2.A2" office:value-type="string">
            <text:p text:style-name="P51">/<text:span text:style-name="T21">tasks</text:span></text:p>
          </table:table-cell>
          <table:table-cell table:style-name="Tabela2.C2" office:value-type="string">
            <text:p text:style-name="P50">Update task</text:p>
          </table:table-cell>
        </table:table-row>
        <table:table-row>
          <table:table-cell table:style-name="Tabela2.A2" office:value-type="string">
            <text:p text:style-name="P50">DELETE</text:p>
          </table:table-cell>
          <table:table-cell table:style-name="Tabela2.A2" office:value-type="string">
            <text:p text:style-name="P51">/<text:span text:style-name="T21">tasks/{id}</text:span></text:p>
          </table:table-cell>
          <table:table-cell table:style-name="Tabela2.C2" office:value-type="string">
            <text:p text:style-name="P50">Delete task</text:p>
          </table:table-cell>
        </table:table-row>
      </table:table>
      <text:list text:continue-numbering="true" text:style-name="L1">
        <text:list-item>
          <text:list>
            <text:list-item>
              <text:p text:style-name="P48">Sample JSON Payload:</text:p>
            </text:list-item>
          </text:list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{<text:line-break/> <text:s/>"title": "Prepare energy report",<text:line-break/> <text:s/>"description": "Summarize PV output for September",<text:line-break/> <text:s/>"dueDate": "2025-09-30",<text:line-break/> <text:s/>"importance": true,<text:line-break/> <text:s/>"urgency": true<text:line-break/>}</text:p>
          </table:table-cell>
        </table:table-row>
      </table:table>
      <text:list text:continue-numbering="true" text:style-name="L1">
        <text:list-item>
          <text:list>
            <text:list-header>
              <text:p text:style-name="P48"/>
            </text:list-header>
          </text:list>
        </text:list-item>
        <text:list-item>
          <text:p text:style-name="P54">Matrix Services</text:p>
          <text:list>
            <text:list-item>
              <text:p text:style-name="P55">Purpose: Classifies task into Eisenhower quadrants</text:p>
            </text:list-item>
            <text:list-item>
              <text:p text:style-name="P55">Base URL: /matrix</text:p>
            </text:list-item>
            <text:list-item>
              <text:p text:style-name="P55">Endpoints: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56">Method</text:p>
          </table:table-cell>
          <table:table-cell table:style-name="Tabela4.A1" office:value-type="string">
            <text:p text:style-name="P56">Path</text:p>
          </table:table-cell>
          <table:table-cell table:style-name="Tabela4.C1" office:value-type="string">
            <text:p text:style-name="P56">Description</text:p>
          </table:table-cell>
        </table:table-row>
        <table:table-row>
          <table:table-cell table:style-name="Tabela4.A2" office:value-type="string">
            <text:p text:style-name="P57">GET</text:p>
          </table:table-cell>
          <table:table-cell table:style-name="Tabela4.A2" office:value-type="string">
            <text:p text:style-name="P58">/<text:span text:style-name="T22">quadrants</text:span></text:p>
          </table:table-cell>
          <table:table-cell table:style-name="Tabela4.C2" office:value-type="string">
            <text:p text:style-name="P58">Get all tasks grouped by quadrant</text:p>
          </table:table-cell>
        </table:table-row>
        <table:table-row>
          <table:table-cell table:style-name="Tabela4.A2" office:value-type="string">
            <text:p text:style-name="P59">POST</text:p>
          </table:table-cell>
          <table:table-cell table:style-name="Tabela4.A2" office:value-type="string">
            <text:p text:style-name="P58">/<text:span text:style-name="T22">classify</text:span></text:p>
          </table:table-cell>
          <table:table-cell table:style-name="Tabela4.C2" office:value-type="string">
            <text:p text:style-name="P58">Classify a task into a quadrant</text:p>
          </table:table-cell>
        </table:table-row>
      </table:table>
      <text:p text:style-name="P60"/>
      <text:list text:continue-numbering="true" text:style-name="L1">
        <text:list-item>
          <text:list>
            <text:list-item>
              <text:p text:style-name="P61">Sample JSON Payload:</text:p>
              <text:list>
                <text:list-item>
                  <text:p text:style-name="P55">Request</text:p>
                </text:list-item>
              </text:list>
            </text:list-item>
          </text:list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>{<text:line-break/> <text:s/>"importance": true,<text:line-break/> <text:s/>"urgency": false<text:line-break/>}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55"/>
                </text:list-header>
                <text:list-item>
                  <text:p text:style-name="P55">Response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{<text:line-break/> <text:s/>"quadrant": "Schedule"<text:line-break/>}</text:p>
          </table:table-cell>
        </table:table-row>
      </table:table>
      <text:p text:style-name="P62"/>
      <text:list text:continue-numbering="true" text:style-name="L1">
        <text:list-item>
          <text:p text:style-name="P63"/>
        </text:list-item>
        <text:list-item>
          <text:p text:style-name="P64">Notification services</text:p>
          <text:list>
            <text:list-item>
              <text:p text:style-name="P65"><text:soft-page-break/>Purpose: <text:s/>Sends reminders based on quadrant logic.</text:p>
            </text:list-item>
            <text:list-item>
              <text:p text:style-name="P65">Base URL: /<text:span text:style-name="T15">notifications</text:span></text:p>
            </text:list-item>
            <text:list-item>
              <text:p text:style-name="P65">Endpoints: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66">Method</text:p>
          </table:table-cell>
          <table:table-cell table:style-name="Tabela9.A1" office:value-type="string">
            <text:p text:style-name="P66">Path</text:p>
          </table:table-cell>
          <table:table-cell table:style-name="Tabela9.C1" office:value-type="string">
            <text:p text:style-name="P66">Description</text:p>
          </table:table-cell>
        </table:table-row>
        <table:table-row>
          <table:table-cell table:style-name="Tabela9.A2" office:value-type="string">
            <text:p text:style-name="P67">GET</text:p>
          </table:table-cell>
          <table:table-cell table:style-name="Tabela9.A2" office:value-type="string">
            <text:p text:style-name="P68">/<text:span text:style-name="T15">schedule</text:span></text:p>
          </table:table-cell>
          <table:table-cell table:style-name="Tabela9.C2" office:value-type="string">
            <text:p text:style-name="P68">Get upcoming notifications</text:p>
          </table:table-cell>
        </table:table-row>
        <table:table-row>
          <table:table-cell table:style-name="Tabela9.A2" office:value-type="string">
            <text:p text:style-name="P69">POST</text:p>
          </table:table-cell>
          <table:table-cell table:style-name="Tabela9.A2" office:value-type="string">
            <text:p text:style-name="P68">/<text:span text:style-name="T15">notify</text:span></text:p>
          </table:table-cell>
          <table:table-cell table:style-name="Tabela9.C2" office:value-type="string">
            <text:p text:style-name="P68">Trigger notification for a task</text:p>
          </table:table-cell>
        </table:table-row>
      </table:table>
      <text:list text:continue-numbering="true" text:style-name="L1">
        <text:list-header>
          <text:p text:style-name="P70"/>
          <text:list text:continue-numbering="true">
            <text:list-item>
              <text:p text:style-name="P71">Sample JSON Payload:</text:p>
            </text:list-item>
          </text:list>
        </text:list-header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Table_20_Contents">{<text:line-break/> <text:s/>"taskId": "123",<text:line-break/> <text:s/>"message": "Reminder: Urgent &amp; Important task due today",<text:line-break/> <text:s/>"sendAt": "2025-09-29T18:00:00"<text:line-break/>}</text:p>
          </table:table-cell>
        </table:table-row>
      </table:table>
      <text:list text:continue-numbering="true" text:style-name="L1">
        <text:list-item>
          <text:list>
            <text:list-header>
              <text:p text:style-name="P71"/>
            </text:list-header>
          </text:list>
        </text:list-item>
        <text:list-item>
          <text:p text:style-name="P72">Persistent Layer – PostgreSQL</text:p>
          <text:list>
            <text:list-item>
              <text:p text:style-name="P64">Purpose: Stores persistent data for Task, User and Matrix Services</text:p>
            </text:list-item>
            <text:list-item>
              <text:p text:style-name="P64">Access: Accessed via Spring Data JPA or JDBC (no REST API exposed directly)</text:p>
            </text:list-item>
            <text:list-item>
              <text:p text:style-name="P64">Tables:</text:p>
              <text:list>
                <text:list-item>
                  <text:p text:style-name="P73"><text:span text:style-name="T23">“</text:span><text:span text:style-name="T24">login</text:span><text:span text:style-name="T23">” </text:span><text:span text:style-name="T19">table owned by </text:span><text:span text:style-name="T24">Auth Service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74">Column</text:p>
          </table:table-cell>
          <table:table-cell table:style-name="Tabela18.A1" office:value-type="string">
            <text:p text:style-name="P74">Type</text:p>
          </table:table-cell>
          <table:table-cell table:style-name="Tabela18.C1" office:value-type="string">
            <text:p text:style-name="P74">Description</text:p>
          </table:table-cell>
        </table:table-row>
        <table:table-row>
          <table:table-cell table:style-name="Tabela18.A2" office:value-type="string">
            <text:p text:style-name="P75">user_id</text:p>
          </table:table-cell>
          <table:table-cell table:style-name="Tabela18.B2" office:value-type="string">
            <text:p text:style-name="P74">VARCHAR (PK)</text:p>
          </table:table-cell>
          <table:table-cell table:style-name="Tabela18.C2" office:value-type="string">
            <text:p text:style-name="P76">Contact email – login name</text:p>
          </table:table-cell>
        </table:table-row>
        <table:table-row>
          <table:table-cell table:style-name="Tabela18.A2" office:value-type="string">
            <text:p text:style-name="P77">password_hash</text:p>
          </table:table-cell>
          <table:table-cell table:style-name="Tabela18.B3" office:value-type="string">
            <text:p text:style-name="P78">VARCHAR</text:p>
          </table:table-cell>
          <table:table-cell table:style-name="Tabela18.C3" office:value-type="string">
            <text:p text:style-name="P77">Hashed password (never store plain)</text:p>
          </table:table-cell>
        </table:table-row>
        <table:table-row>
          <table:table-cell table:style-name="Tabela18.A4" office:value-type="string">
            <text:p text:style-name="P79">role</text:p>
          </table:table-cell>
          <table:table-cell table:style-name="Tabela18.B4" office:value-type="string">
            <text:p text:style-name="P76">user_role </text:p>
          </table:table-cell>
          <table:table-cell table:style-name="Tabela18.C4" office:value-type="string">
            <text:p text:style-name="P79">Role like: master, admin, operator</text:p>
          </table:table-cell>
        </table:table-row>
      </table:table>
      <text:list text:continue-numbering="true" text:style-name="L1">
        <text:list-header>
          <text:p text:style-name="P80"><text:span text:style-name="T24">***</text:span>CREATE TYPE user_role AS ENUM ('master', 'admin', 'operator'); </text:p>
          <text:list>
            <text:list-item>
              <text:list>
                <text:list-item>
                  <text:p text:style-name="P81"><text:span text:style-name="T23">“users” </text:span><text:span text:style-name="T19">table owned by User Service</text:span></text:p>
                </text:list-item>
              </text:list>
            </text:list-item>
          </text:list>
        </text:list-header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77">Column</text:p>
          </table:table-cell>
          <table:table-cell table:style-name="Tabela16.A1" office:value-type="string">
            <text:p text:style-name="P77">Type</text:p>
          </table:table-cell>
          <table:table-cell table:style-name="Tabela16.C1" office:value-type="string">
            <text:p text:style-name="P77">Description</text:p>
          </table:table-cell>
        </table:table-row>
        <table:table-row>
          <table:table-cell table:style-name="Tabela16.A2" office:value-type="string">
            <text:p text:style-name="P75">user_id</text:p>
          </table:table-cell>
          <table:table-cell table:style-name="Tabela16.B2" office:value-type="string">
            <text:p text:style-name="P77">UUID (PK)</text:p>
          </table:table-cell>
          <table:table-cell table:style-name="Tabela16.C2" office:value-type="string">
            <text:p text:style-name="P77">Unique user identifier</text:p>
          </table:table-cell>
        </table:table-row>
        <table:table-row>
          <table:table-cell table:style-name="Tabela16.A2" office:value-type="string">
            <text:p text:style-name="P77">first_name</text:p>
          </table:table-cell>
          <table:table-cell table:style-name="Tabela16.B3" office:value-type="string">
            <text:p text:style-name="P78">VARCHAR</text:p>
          </table:table-cell>
          <table:table-cell table:style-name="Tabela16.C3" office:value-type="string">
            <text:p text:style-name="P77">First name</text:p>
          </table:table-cell>
        </table:table-row>
        <table:table-row>
          <table:table-cell table:style-name="Tabela16.A4" office:value-type="string">
            <text:p text:style-name="P77">surname</text:p>
          </table:table-cell>
          <table:table-cell table:style-name="Tabela16.B4" office:value-type="string">
            <text:p text:style-name="P78">VARCHAR</text:p>
          </table:table-cell>
          <table:table-cell table:style-name="Tabela16.C4" office:value-type="string">
            <text:p text:style-name="P77">Surname</text:p>
          </table:table-cell>
        </table:table-row>
        <table:table-row>
          <table:table-cell table:style-name="Tabela16.A4" office:value-type="string">
            <text:p text:style-name="P79">dob</text:p>
          </table:table-cell>
          <table:table-cell table:style-name="Tabela16.B4" office:value-type="string">
            <text:p text:style-name="P79">TIMESTAMP</text:p>
          </table:table-cell>
          <table:table-cell table:style-name="Tabela16.C4" office:value-type="string">
            <text:p text:style-name="P79">Date of Birth</text:p>
          </table:table-cell>
        </table:table-row>
        <table:table-row>
          <table:table-cell table:style-name="Tabela16.A6" office:value-type="string">
            <text:p text:style-name="P77">email</text:p>
          </table:table-cell>
          <table:table-cell table:style-name="Tabela16.B6" office:value-type="string">
            <text:p text:style-name="P78">VARCHAR</text:p>
          </table:table-cell>
          <table:table-cell table:style-name="Tabela16.C6" office:value-type="string">
            <text:p text:style-name="P78">Contact email – <text:span text:style-name="T19">login name</text:span></text:p>
          </table:table-cell>
        </table:table-row>
        <table:table-row>
          <table:table-cell table:style-name="Tabela16.A2" office:value-type="string">
            <text:p text:style-name="P77">created_at</text:p>
          </table:table-cell>
          <table:table-cell table:style-name="Tabela16.B7" office:value-type="string">
            <text:p text:style-name="P78">TIMESTAMP</text:p>
          </table:table-cell>
          <table:table-cell table:style-name="Tabela16.C7" office:value-type="string">
            <text:p text:style-name="P78">Registration date</text:p>
          </table:table-cell>
        </table:table-row>
        <table:table-row>
          <table:table-cell table:style-name="Tabela16.A8" office:value-type="string">
            <text:p text:style-name="P77">preferred_quadrant</text:p>
          </table:table-cell>
          <table:table-cell table:style-name="Tabela16.B8" office:value-type="string">
            <text:p text:style-name="P78">VARCHAR</text:p>
          </table:table-cell>
          <table:table-cell table:style-name="Tabela16.C8" office:value-type="string">
            <text:p text:style-name="P78">Optional quadrant preference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82"/>
                </text:list-header>
                <text:list-item>
                  <text:p text:style-name="P83">“task” table owned by Task Service</text:p>
                </text:list-item>
              </text:list>
            </text:list-item>
          </text:list>
        </text:list-item>
      </text:list>
      <table:table table:name="Tabela17" table:style-name="Tabela17">
        <table:table-column table:style-name="Tabela17.A"/>
        <table:table-column table:style-name="Tabela17.B"/>
        <table:table-column table:style-name="Tabela17.C"/>
        <text:soft-page-break/>
        <table:table-row>
          <table:table-cell table:style-name="Tabela17.A1" office:value-type="string">
            <text:p text:style-name="P84">Column</text:p>
          </table:table-cell>
          <table:table-cell table:style-name="Tabela17.A1" office:value-type="string">
            <text:p text:style-name="P84">Type</text:p>
          </table:table-cell>
          <table:table-cell table:style-name="Tabela17.C1" office:value-type="string">
            <text:p text:style-name="P84">Description</text:p>
          </table:table-cell>
        </table:table-row>
        <table:table-row>
          <table:table-cell table:style-name="Tabela17.A2" office:value-type="string">
            <text:p text:style-name="P84">Id</text:p>
          </table:table-cell>
          <table:table-cell table:style-name="Tabela17.B2" office:value-type="string">
            <text:p text:style-name="P84">UUID (PK)</text:p>
          </table:table-cell>
          <table:table-cell table:style-name="Tabela17.C2" office:value-type="string">
            <text:p text:style-name="P84">Unique <text:span text:style-name="T25">task</text:span> identifier</text:p>
          </table:table-cell>
        </table:table-row>
        <table:table-row>
          <table:table-cell table:style-name="Tabela17.A2" office:value-type="string">
            <text:p text:style-name="P85">user_id</text:p>
          </table:table-cell>
          <table:table-cell table:style-name="Tabela17.B3" office:value-type="string">
            <text:p text:style-name="P84">UUID (<text:span text:style-name="T25">F</text:span>K)</text:p>
          </table:table-cell>
          <table:table-cell table:style-name="Tabela17.C3" office:value-type="string">
            <text:p text:style-name="P86"><text:span text:style-name="T25">Owner of the task –</text:span><text:span text:style-name="T26"> </text:span>Consider indexing <text:span text:style-name="T26">(CI)</text:span></text:p>
          </table:table-cell>
        </table:table-row>
        <table:table-row>
          <table:table-cell table:style-name="Tabela17.A4" office:value-type="string">
            <text:p text:style-name="P85">title</text:p>
          </table:table-cell>
          <table:table-cell table:style-name="Tabela17.B4" office:value-type="string">
            <text:p text:style-name="P86">VARCHAR</text:p>
          </table:table-cell>
          <table:table-cell table:style-name="Tabela17.C4" office:value-type="string">
            <text:p text:style-name="P85">Task title</text:p>
          </table:table-cell>
        </table:table-row>
        <table:table-row>
          <table:table-cell table:style-name="Tabela17.A2" office:value-type="string">
            <text:p text:style-name="P85">description</text:p>
          </table:table-cell>
          <table:table-cell table:style-name="Tabela17.B5" office:value-type="string">
            <text:p text:style-name="P85">TEXT</text:p>
          </table:table-cell>
          <table:table-cell table:style-name="Tabela17.C5" office:value-type="string">
            <text:p text:style-name="P85">Task details</text:p>
          </table:table-cell>
        </table:table-row>
        <table:table-row>
          <table:table-cell table:style-name="Tabela17.A2" office:value-type="string">
            <text:p text:style-name="P85">due_date</text:p>
          </table:table-cell>
          <table:table-cell table:style-name="Tabela17.B6" office:value-type="string">
            <text:p text:style-name="P85">DATE</text:p>
          </table:table-cell>
          <table:table-cell table:style-name="Tabela17.C6" office:value-type="string">
            <text:p text:style-name="P86"><text:span text:style-name="T25">Deadline – </text:span>Consider indexing <text:span text:style-name="T26">(CI)</text:span></text:p>
          </table:table-cell>
        </table:table-row>
        <table:table-row>
          <table:table-cell table:style-name="Tabela17.A7" office:value-type="string">
            <text:p text:style-name="P85">importance</text:p>
          </table:table-cell>
          <table:table-cell table:style-name="Tabela17.B7" office:value-type="string">
            <text:p text:style-name="P86">BOOLEAN</text:p>
          </table:table-cell>
          <table:table-cell table:style-name="Tabela17.C7" office:value-type="string">
            <text:p text:style-name="P85">True if important</text:p>
          </table:table-cell>
        </table:table-row>
        <table:table-row>
          <table:table-cell table:style-name="Tabela17.A2" office:value-type="string">
            <text:p text:style-name="P85">urgency</text:p>
          </table:table-cell>
          <table:table-cell table:style-name="Tabela17.B8" office:value-type="string">
            <text:p text:style-name="P86">BOOLEAN</text:p>
          </table:table-cell>
          <table:table-cell table:style-name="Tabela17.C8" office:value-type="string">
            <text:p text:style-name="P85">True if urgent</text:p>
          </table:table-cell>
        </table:table-row>
        <table:table-row>
          <table:table-cell table:style-name="Tabela17.A9" office:value-type="string">
            <text:p text:style-name="P85">quadrant</text:p>
          </table:table-cell>
          <table:table-cell table:style-name="Tabela17.B9" office:value-type="string">
            <text:p text:style-name="P86">VARCHAR</text:p>
          </table:table-cell>
          <table:table-cell table:style-name="Tabela17.C9" office:value-type="string">
            <text:p text:style-name="P86">Computed quadrant (e.g., "Do First") - <text:span text:style-name="T26">CI</text:span></text:p>
          </table:table-cell>
        </table:table-row>
        <table:table-row>
          <table:table-cell table:style-name="Tabela17.A9" office:value-type="string">
            <text:p text:style-name="P84">created_at</text:p>
          </table:table-cell>
          <table:table-cell table:style-name="Tabela17.B9" office:value-type="string">
            <text:p text:style-name="P86">TIMESTAMP</text:p>
          </table:table-cell>
          <table:table-cell table:style-name="Tabela17.C9" office:value-type="string">
            <text:p text:style-name="P85">When task was created</text:p>
          </table:table-cell>
        </table:table-row>
        <table:table-row>
          <table:table-cell table:style-name="Tabela17.A9" office:value-type="string">
            <text:p text:style-name="P84"><text:span text:style-name="T25">updated</text:span>_at</text:p>
          </table:table-cell>
          <table:table-cell table:style-name="Tabela17.B9" office:value-type="string">
            <text:p text:style-name="P86">TIMESTAMP</text:p>
          </table:table-cell>
          <table:table-cell table:style-name="Tabela17.C9" office:value-type="string">
            <text:p text:style-name="P85">Last update time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87"/>
                </text:list-header>
                <text:list-item>
                  <text:p text:style-name="P83">“<text:span text:style-name="T25">notification” table owned by Notification Services</text:span>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77">Column</text:p>
          </table:table-cell>
          <table:table-cell table:style-name="Tabela15.A1" office:value-type="string">
            <text:p text:style-name="P77">Type</text:p>
          </table:table-cell>
          <table:table-cell table:style-name="Tabela15.C1" office:value-type="string">
            <text:p text:style-name="P77">Description</text:p>
          </table:table-cell>
        </table:table-row>
        <table:table-row>
          <table:table-cell table:style-name="Tabela15.A2" office:value-type="string">
            <text:p text:style-name="P77">Id</text:p>
          </table:table-cell>
          <table:table-cell table:style-name="Tabela15.B2" office:value-type="string">
            <text:p text:style-name="P77">UUID (PK)</text:p>
          </table:table-cell>
          <table:table-cell table:style-name="Tabela15.C2" office:value-type="string">
            <text:p text:style-name="P77">Unique notification ID</text:p>
          </table:table-cell>
        </table:table-row>
        <table:table-row>
          <table:table-cell table:style-name="Tabela15.A3" office:value-type="string">
            <text:p text:style-name="P85">task_id</text:p>
          </table:table-cell>
          <table:table-cell table:style-name="Tabela15.B3" office:value-type="string">
            <text:p text:style-name="P84">UUID (<text:span text:style-name="T25">F</text:span>K)</text:p>
          </table:table-cell>
          <table:table-cell table:style-name="Tabela15.C3" office:value-type="string">
            <text:p text:style-name="P85">Related task</text:p>
          </table:table-cell>
        </table:table-row>
        <table:table-row>
          <table:table-cell table:style-name="Tabela15.A2" office:value-type="string">
            <text:p text:style-name="P85">message</text:p>
          </table:table-cell>
          <table:table-cell table:style-name="Tabela15.B4" office:value-type="string">
            <text:p text:style-name="P85">TEXT</text:p>
          </table:table-cell>
          <table:table-cell table:style-name="Tabela15.C4" office:value-type="string">
            <text:p text:style-name="P85">Notification content</text:p>
          </table:table-cell>
        </table:table-row>
        <table:table-row>
          <table:table-cell table:style-name="Tabela15.A5" office:value-type="string">
            <text:p text:style-name="P77"><text:span text:style-name="T25">send</text:span>_at</text:p>
          </table:table-cell>
          <table:table-cell table:style-name="Tabela15.B5" office:value-type="string">
            <text:p text:style-name="P78">TIMESTAMP</text:p>
          </table:table-cell>
          <table:table-cell table:style-name="Tabela15.C5" office:value-type="string">
            <text:p text:style-name="P85">Scheduled send time</text:p>
          </table:table-cell>
        </table:table-row>
        <table:table-row>
          <table:table-cell table:style-name="Tabela15.A6" office:value-type="string">
            <text:p text:style-name="P85">status</text:p>
          </table:table-cell>
          <table:table-cell table:style-name="Tabela15.B6" office:value-type="string">
            <text:p text:style-name="P78">VARCHAR</text:p>
          </table:table-cell>
          <table:table-cell table:style-name="Tabela15.C6" office:value-type="string">
            <text:p text:style-name="Table_20_Contents">e.g., "pending", "sent", "failed"</text:p>
          </table:table-cell>
        </table:table-row>
      </table:table>
      <text:list text:continue-numbering="true" text:style-name="L1">
        <text:list-header>
          <text:p text:style-name="P88"/>
        </text:list-header>
        <text:list-item>
          <text:p text:style-name="P64">Fronted UI</text:p>
          <text:list>
            <text:list-item>
              <text:p text:style-name="P89">Purpose: Provides the user interface for interacting with the Eisenhower Matrix — creating, viewing, and managing tasks.</text:p>
            </text:list-item>
            <text:list-item>
              <text:p text:style-name="P11">Tech Stack: React.js + Axios + Tailwind CSS</text:p>
            </text:list-item>
            <text:list-item>
              <text:p text:style-name="P89"><text:span text:style-name="T4">Responsibilities</text:span>:</text:p>
              <text:list>
                <text:list-item>
                  <text:p text:style-name="P11">Quadrant View: 2x2 grid showing tasks by urgency/importance</text:p>
                </text:list-item>
                <text:list-item>
                  <text:p text:style-name="P11">Task Management: Create, edit, delete tasks</text:p>
                </text:list-item>
                <text:list-item>
                  <text:p text:style-name="P11">Authentication: Login/register via Auth Services</text:p>
                </text:list-item>
                <text:list-item>
                  <text:p text:style-name="P11">API Integration: Calls API Gateway endpoints</text:p>
                  <text:list>
                    <text:list-item>
                      <text:p text:style-name="P11">Example API Calls:</text:p>
                    </text:list-item>
                  </text:list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Table_20_Contents">// Fetch tasks<text:line-break/>axios.get('/api/tasks', { headers: { Authorization: `Bearer ${token}` } });<text:line-break/><text:line-break/>// Classify task<text:line-break/>axios.post('/api/matrix/classify', { importance: true, urgency: false });</text:p>
          </table:table-cell>
        </table:table-row>
      </table:table>
      <text:p text:style-name="P12"/>
      <text:list text:continue-numbering="true" text:style-name="L1">
        <text:list-item>
          <text:list>
            <text:list-item>
              <text:p text:style-name="P11"><text:soft-page-break/>Environment Config: <text:span text:style-name="T27">Use .env for environment-aware base URLs:</text:span></text:p>
              <text:p text:style-name="P11">REACT_APP_API_BASE_URL=http://localhost:8080/ap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7:54:31.295079700</meta:creation-date>
    <dc:date>2025-11-16T14:38:36.610480200</dc:date>
    <meta:editing-duration>PT15H59M59S</meta:editing-duration>
    <meta:editing-cycles>8</meta:editing-cycles>
    <meta:generator>LibreOffice/25.8.2.2$Windows_X86_64 LibreOffice_project/d401f2107ccab8f924a8e2df40f573aab7605b6f</meta:generator>
    <meta:document-statistic meta:table-count="18" meta:image-count="0" meta:object-count="0" meta:page-count="7" meta:paragraph-count="262" meta:word-count="927" meta:character-count="6240" meta:non-whitespace-character-count="5508"/>
  </office:meta>
</office:document-meta>
</file>